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.0193in" fo:border="0.06pt solid #262626"/>
    </style:style>
    <style:style style:name="P2" style:family="paragraph" style:parent-style-name="Heading_20_4">
      <style:paragraph-properties fo:margin-left="0in" fo:margin-right="0in" fo:text-indent="0in" style:auto-text-indent="false" fo:padding="0.0193in" fo:border="0.06pt solid #262626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4" style:family="paragraph" style:parent-style-name="Text_20_body" style:list-style-name="L1">
      <style:paragraph-properties fo:margin-left="0in" fo:margin-right="0in" fo:text-indent="0in" style:auto-text-indent="false" fo:padding="0.0193in" fo:border="0.06pt solid #262626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6" style:family="paragraph" style:parent-style-name="Text_20_body" style:list-style-name="L2">
      <style:paragraph-properties fo:margin-left="0in" fo:margin-right="0in" fo:text-indent="0in" style:auto-text-indent="false" fo:padding="0.0193in" fo:border="0.06pt solid #262626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8" style:family="paragraph" style:parent-style-name="Text_20_body" style:list-style-name="L3">
      <style:paragraph-properties fo:margin-left="0in" fo:margin-right="0in" fo:text-indent="0in" style:auto-text-indent="false" fo:padding="0.0193in" fo:border="0.06pt solid #262626"/>
    </style:style>
    <style:style style:name="P9" style:family="paragraph" style:parent-style-name="Heading_20_3">
      <style:paragraph-properties fo:margin-left="0in" fo:margin-right="0in" fo:text-indent="0in" style:auto-text-indent="false" fo:padding="0.0193in" fo:border="0.06pt solid #262626"/>
    </style:style>
    <style:style style:name="P10" style:family="paragraph" style:parent-style-name="Text_20_body">
      <style:paragraph-properties fo:margin-left="0.3937in" fo:margin-right="0.3937in" fo:text-indent="0in" style:auto-text-indent="false" fo:padding="0.0193in" fo:border="0.06pt solid #262626"/>
    </style:style>
    <style:style style:name="P11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262626"/>
      <style:text-properties loext:padding="0.0193in" loext:border="0.06pt solid #262626"/>
    </style:style>
    <style:style style:name="P12" style:family="paragraph" style:parent-style-name="Text_20_body" style:list-style-name="L4">
      <style:paragraph-properties fo:margin-left="0in" fo:margin-right="0in" fo:text-indent="0in" style:auto-text-indent="false" fo:padding="0.0193in" fo:border="0.06pt solid #262626"/>
      <style:text-properties loext:padding="0.0193in" loext:border="0.06pt solid #262626"/>
    </style:style>
    <style:style style:name="P13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4" style:family="paragraph" style:parent-style-name="Text_20_body" style:list-style-name="L5">
      <style:paragraph-properties fo:margin-left="0in" fo:margin-right="0in" fo:text-indent="0in" style:auto-text-indent="false" fo:padding="0.0193in" fo:border="0.06pt solid #262626"/>
    </style:style>
    <style:style style:name="P15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16" style:family="paragraph" style:parent-style-name="Text_20_body" style:list-style-name="L6">
      <style:paragraph-properties fo:margin-left="0in" fo:margin-right="0in" fo:text-indent="0in" style:auto-text-indent="false" fo:padding="0.0193in" fo:border="0.06pt solid #262626"/>
    </style:style>
    <style:style style:name="P17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.0193in" fo:border="0.06pt solid #262626"/>
      <style:text-properties loext:padding="0.0193in" loext:border="0.06pt solid #262626"/>
    </style:style>
    <style:style style:name="P18" style:family="paragraph" style:parent-style-name="Text_20_body" style:list-style-name="L7">
      <style:paragraph-properties fo:margin-left="0in" fo:margin-right="0in" fo:text-indent="0in" style:auto-text-indent="false" fo:padding="0.0193in" fo:border="0.06pt solid #262626"/>
      <style:text-properties loext:padding="0.0193in" loext:border="0.06pt solid #262626"/>
    </style:style>
    <style:style style:name="P19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20" style:family="paragraph" style:parent-style-name="Text_20_body" style:list-style-name="L8">
      <style:paragraph-properties fo:margin-left="0in" fo:margin-right="0in" fo:text-indent="0in" style:auto-text-indent="false" fo:padding="0.0193in" fo:border="0.06pt solid #262626"/>
    </style:style>
    <style:style style:name="P21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22" style:family="paragraph" style:parent-style-name="Text_20_body" style:list-style-name="L9">
      <style:paragraph-properties fo:margin-left="0in" fo:margin-right="0in" fo:text-indent="0in" style:auto-text-indent="false" fo:padding="0.0193in" fo:border="0.06pt solid #262626"/>
    </style:style>
    <style:style style:name="P23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24" style:family="paragraph" style:parent-style-name="Text_20_body" style:list-style-name="L10">
      <style:paragraph-properties fo:margin-left="0in" fo:margin-right="0in" fo:text-indent="0in" style:auto-text-indent="false" fo:padding="0.0193in" fo:border="0.06pt solid #262626"/>
    </style:style>
    <style:style style:name="P25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.0193in" fo:border="0.06pt solid #262626"/>
    </style:style>
    <style:style style:name="P26" style:family="paragraph" style:parent-style-name="Text_20_body" style:list-style-name="L11">
      <style:paragraph-properties fo:margin-left="0in" fo:margin-right="0in" fo:text-indent="0in" style:auto-text-indent="false" fo:padding="0.0193in" fo:border="0.06pt solid #262626"/>
    </style:style>
    <style:style style:name="T1" style:family="text">
      <style:text-properties loext:padding="0.0193in" loext:border="0.06pt solid #26262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Часть 1: Ваш основной словарь (The Vocabulary)</text:h>
      <text:p text:style-name="P1">Разделим слова на категории. Выучите их как таблицу умножения.</text:p>
      <text:h text:style-name="P2" text:outline-level="4"><text:span text:style-name="Strong_20_Emphasis"><text:span text:style-name="T1">Существительные (The Nouns - "О чем мы говорим"):</text:span></text:span></text:h>
      <text:list text:style-name="L1">
        <text:list-item>
          <text:p text:style-name="P3"><text:span text:style-name="T1">response</text:span> (ответ)</text:p>
        </text:list-item>
        <text:list-item>
          <text:p text:style-name="P3"><text:span text:style-name="T1">prompt</text:span> (промпт)</text:p>
        </text:list-item>
        <text:list-item>
          <text:p text:style-name="P3"><text:span text:style-name="T1">code</text:span> (код)</text:p>
        </text:list-item>
        <text:list-item>
          <text:p text:style-name="P3"><text:span text:style-name="T1">error</text:span> (ошибка)</text:p>
        </text:list-item>
        <text:list-item>
          <text:p text:style-name="P3"><text:span text:style-name="T1">issue</text:span> (проблема, недочет)</text:p>
        </text:list-item>
        <text:list-item>
          <text:p text:style-name="P3"><text:span text:style-name="T1">bug</text:span> (баг, ошибка в логике)</text:p>
        </text:list-item>
        <text:list-item>
          <text:p text:style-name="P3"><text:span text:style-name="T1">flaw</text:span> (изъян, недостаток)</text:p>
        </text:list-item>
        <text:list-item>
          <text:p text:style-name="P3"><text:span text:style-name="T1">logic</text:span> (логика)</text:p>
        </text:list-item>
        <text:list-item>
          <text:p text:style-name="P3"><text:span text:style-name="T1">syntax</text:span> (синтаксис)</text:p>
        </text:list-item>
        <text:list-item>
          <text:p text:style-name="P3"><text:span text:style-name="T1">function</text:span> (функция)</text:p>
        </text:list-item>
        <text:list-item>
          <text:p text:style-name="P3"><text:span text:style-name="T1">variable</text:span> (переменная)</text:p>
        </text:list-item>
        <text:list-item>
          <text:p text:style-name="P3"><text:span text:style-name="T1">output</text:span>, <text:span text:style-name="T1">result</text:span> (результат, вывод)</text:p>
        </text:list-item>
        <text:list-item>
          <text:p text:style-name="P3"><text:span text:style-name="T1">input</text:span> (входные данные)</text:p>
        </text:list-item>
        <text:list-item>
          <text:p text:style-name="P3"><text:span text:style-name="T1">constraint</text:span>, <text:span text:style-name="T1">instruction</text:span> (ограничение, инструкция)</text:p>
        </text:list-item>
        <text:list-item>
          <text:p text:style-name="P3"><text:span text:style-name="T1">explanation</text:span> (объяснение)</text:p>
        </text:list-item>
        <text:list-item>
          <text:p text:style-name="P3"><text:span text:style-name="T1">vulnerability</text:span> (уязвимость)</text:p>
        </text:list-item>
        <text:list-item>
          <text:p text:style-name="P3"><text:span text:style-name="T1">edge case</text:span> (крайний случай, пограничный случай)</text:p>
        </text:list-item>
        <text:list-item>
          <text:p text:style-name="P4"><text:span text:style-name="T1">readability</text:span> (читаемость)</text:p>
        </text:list-item>
      </text:list>
      <text:h text:style-name="P2" text:outline-level="4"><text:span text:style-name="Strong_20_Emphasis"><text:span text:style-name="T1">Прилагательные (The Adjectives - "Какой он?"):</text:span></text:span></text:h>
      <text:list text:style-name="L2">
        <text:list-item>
          <text:p text:style-name="P5"><text:span text:style-name="T1">correct</text:span> / <text:span text:style-name="T1">incorrect</text:span> (правильный / неправильный)</text:p>
        </text:list-item>
        <text:list-item>
          <text:p text:style-name="P5"><text:span text:style-name="T1">accurate</text:span> / <text:span text:style-name="T1">inaccurate</text:span> (точный / неточный)</text:p>
        </text:list-item>
        <text:list-item>
          <text:p text:style-name="P5"><text:span text:style-name="T1">clear</text:span> / <text:span text:style-name="T1">unclear</text:span>, <text:span text:style-name="T1">convoluted</text:span> (ясный / неясный, запутанный)</text:p>
        </text:list-item>
        <text:list-item>
          <text:p text:style-name="P5"><text:span text:style-name="T1">concise</text:span> / <text:span text:style-name="T1">verbose</text:span> (краткий / многословный)</text:p>
        </text:list-item>
        <text:list-item>
          <text:p text:style-name="P5"><text:span text:style-name="T1">efficient</text:span> / <text:span text:style-name="T1">inefficient</text:span> (эффективный / неэффективный)</text:p>
        </text:list-item>
        <text:list-item>
          <text:p text:style-name="P5"><text:span text:style-name="T1">robust</text:span> / <text:span text:style-name="T1">brittle</text:span> (надежный / хрупкий)</text:p>
        </text:list-item>
        <text:list-item>
          <text:p text:style-name="P5"><text:span text:style-name="T1">minor</text:span> / <text:span text:style-name="T1">major</text:span> / <text:span text:style-name="T1">critical</text:span> (незначительный / значительный / критический)</text:p>
        </text:list-item>
        <text:list-item>
          <text:p text:style-name="P5"><text:span text:style-name="T1">deprecated</text:span>, <text:span text:style-name="T1">outdated</text:span> (устаревший)</text:p>
        </text:list-item>
        <text:list-item>
          <text:p text:style-name="P5"><text:span text:style-name="T1">irrelevant</text:span> (неуместный)</text:p>
        </text:list-item>
        <text:list-item>
          <text:p text:style-name="P5"><text:span text:style-name="T1">insecure</text:span> (небезопасный)</text:p>
        </text:list-item>
        <text:list-item>
          <text:p text:style-name="P6"><text:soft-page-break/><text:span text:style-name="T1">misleading</text:span> (вводящий в заблуждение)</text:p>
        </text:list-item>
      </text:list>
      <text:h text:style-name="P2" text:outline-level="4"><text:span text:style-name="Strong_20_Emphasis"><text:span text:style-name="T1">Глаголы (The Verbs - "Что он делает?"):</text:span></text:span></text:h>
      <text:list text:style-name="L3">
        <text:list-item>
          <text:p text:style-name="P7"><text:span text:style-name="T1">to follow</text:span>, <text:span text:style-name="T1">to adhere to</text:span> (следовать)</text:p>
        </text:list-item>
        <text:list-item>
          <text:p text:style-name="P7"><text:span text:style-name="T1">to ignore</text:span>, <text:span text:style-name="T1">to miss</text:span>, <text:span text:style-name="T1">to omit</text:span> (игнорировать, упускать)</text:p>
        </text:list-item>
        <text:list-item>
          <text:p text:style-name="P7"><text:span text:style-name="T1">to fail to (do something)</text:span> (не суметь сделать что-то)</text:p>
        </text:list-item>
        <text:list-item>
          <text:p text:style-name="P7"><text:span text:style-name="T1">to produce</text:span>, <text:span text:style-name="T1">to provide</text:span> (производить, предоставлять)</text:p>
        </text:list-item>
        <text:list-item>
          <text:p text:style-name="P7"><text:span text:style-name="T1">to handle</text:span> (обрабатывать)</text:p>
        </text:list-item>
        <text:list-item>
          <text:p text:style-name="P7"><text:span text:style-name="T1">to cause</text:span> (вызывать, быть причиной)</text:p>
        </text:list-item>
        <text:list-item>
          <text:p text:style-name="P7"><text:span text:style-name="T1">to contain</text:span> (содержать)</text:p>
        </text:list-item>
        <text:list-item>
          <text:p text:style-name="P7"><text:span text:style-name="T1">to suggest</text:span>, <text:span text:style-name="T1">to recommend</text:span> (предлагать, рекомендовать)</text:p>
        </text:list-item>
        <text:list-item>
          <text:p text:style-name="P7"><text:span text:style-name="T1">to identify</text:span>, <text:span text:style-name="T1">to flag</text:span> (определить, отметить)</text:p>
        </text:list-item>
        <text:list-item>
          <text:p text:style-name="P7"><text:span text:style-name="T1">to hardcode</text:span> (жестко кодировать, "хардкодить")</text:p>
        </text:list-item>
        <text:list-item>
          <text:p text:style-name="P8"><text:span text:style-name="T1">to crash</text:span> (падать, аварийно завершаться)</text:p>
        </text:list-item>
      </text:list>
      <text:p text:style-name="Horizontal_20_Line"/>
      <text:h text:style-name="P9" text:outline-level="3">Часть 2: Ваши "формулы" (The Skeletons)</text:h>
      <text:p text:style-name="P1">Теперь собираем слова в предложения. Вот 5 основных шаблонов.</text:p>
      <text:h text:style-name="P2" text:outline-level="4"><text:span text:style-name="Strong_20_Emphasis"><text:span text:style-name="T1">Шаблон 1: Констатация факта (Что-то [является] каким-то)</text:span></text:span></text:h>
      <text:p text:style-name="P10"><text:span text:style-name="Strong_20_Emphasis"><text:span text:style-name="T1">The [NOUN] is [ADJECTIVE].</text:span></text:span></text:p>
      <text:list text:style-name="L4">
        <text:list-item>
          <text:p text:style-name="P11">The response is incorrect.</text:p>
        </text:list-item>
        <text:list-item>
          <text:p text:style-name="P11">The code is inefficient.</text:p>
        </text:list-item>
        <text:list-item>
          <text:p text:style-name="P12">The explanation is unclear.</text:p>
        </text:list-item>
      </text:list>
      <text:h text:style-name="P2" text:outline-level="4"><text:span text:style-name="Strong_20_Emphasis"><text:span text:style-name="T1">Шаблон 2: Указание на ошибку (Что-то [делает] что-то не так)</text:span></text:span></text:h>
      <text:p text:style-name="P10"><text:span text:style-name="Strong_20_Emphasis"><text:span text:style-name="T1">The [NOUN] [VERB]s a [NOUN/ADJECTIVE] [NOUN].</text:span></text:span></text:p>
      <text:list text:style-name="L5">
        <text:list-item>
          <text:p text:style-name="P13"><text:span text:style-name="T1">The response contains a major error.</text:span> (Ответ содержит значительную ошибку.)</text:p>
        </text:list-item>
        <text:list-item>
          <text:p text:style-name="P13"><text:span text:style-name="T1">The code fails to handle edge cases.</text:span> (Код не обрабатывает крайние случаи.)</text:p>
        </text:list-item>
        <text:list-item>
          <text:p text:style-name="P14"><text:span text:style-name="T1">The model ignores a critical instruction.</text:span> (Модель игнорирует критическую инструкцию.)</text:p>
        </text:list-item>
      </text:list>
      <text:h text:style-name="P2" text:outline-level="4"><text:span text:style-name="Strong_20_Emphasis"><text:span text:style-name="T1">Шаблон 3: Причина и следствие (Проблема, потому что...)</text:span></text:span></text:h>
      <text:p text:style-name="P10"><text:span text:style-name="Strong_20_Emphasis"><text:span text:style-name="T1">The [NOUN] is [ADJECTIVE] because it [VERB]s [DETAIL].</text:span></text:span></text:p>
      <text:list text:style-name="L6">
        <text:list-item>
          <text:p text:style-name="P15"><text:soft-page-break/><text:span text:style-name="T1">The code is brittle because it fails to handle empty inputs.</text:span> (Код хрупкий, потому что он не обрабатывает пустые входные данные.)</text:p>
        </text:list-item>
        <text:list-item>
          <text:p text:style-name="P15"><text:span text:style-name="T1">The response is verbose because it includes irrelevant information.</text:span> (Ответ многословный, потому что он включает неуместную информацию.)</text:p>
        </text:list-item>
        <text:list-item>
          <text:p text:style-name="P16"><text:span text:style-name="T1">The solution is insecure because it hardcodes an API key.</text:span> (Решение небезопасно, потому что в нем жестко закодирован API ключ.)</text:p>
        </text:list-item>
      </text:list>
      <text:h text:style-name="P2" text:outline-level="4"><text:span text:style-name="Strong_20_Emphasis"><text:span text:style-name="T1">Шаблон 4: Контраст (Должно быть X, а вместо этого Y)</text:span></text:span></text:h>
      <text:p text:style-name="P10"><text:span text:style-name="Strong_20_Emphasis"><text:span text:style-name="T1">The response provides [INCORRECT THING] instead of the expected [CORRECT THING].</text:span></text:span></text:p>
      <text:list text:style-name="L7">
        <text:list-item>
          <text:p text:style-name="P17">The model provides a solution in Python instead of the requested JavaScript.</text:p>
        </text:list-item>
        <text:list-item>
          <text:p text:style-name="P18">The code returns 600 instead of the correct result 590.</text:p>
        </text:list-item>
      </text:list>
      <text:h text:style-name="P2" text:outline-level="4"><text:span text:style-name="Strong_20_Emphasis"><text:span text:style-name="T1">Шаблон 5: Описание проблемы (Модель не смогла сделать что-то)</text:span></text:span></text:h>
      <text:p text:style-name="P10"><text:span text:style-name="Strong_20_Emphasis"><text:span text:style-name="T1">The model failed to [VERB] [NOUN].</text:span></text:span></text:p>
      <text:list text:style-name="L8">
        <text:list-item>
          <text:p text:style-name="P19"><text:span text:style-name="T1">The model failed to identify a logical flaw in the code.</text:span> (Модель не смогла определить логический изъян в коде.)</text:p>
        </text:list-item>
        <text:list-item>
          <text:p text:style-name="P20"><text:span text:style-name="T1">The model failed to follow the output format constraint.</text:span> (Модель не смогла последовать ограничению на формат вывода.)</text:p>
        </text:list-item>
      </text:list>
      <text:p text:style-name="Horizontal_20_Line"/>
      <text:h text:style-name="P9" text:outline-level="3">Практика на вашем примере</text:h>
      <text:p text:style-name="P1">Давайте прямо сейчас применим эту систему к вашей задаче с гематрией.</text:p>
      <text:p text:style-name="P1"><text:span text:style-name="Strong_20_Emphasis"><text:span text:style-name="T1">Ошибка №1:</text:span></text:span> Неправильный результат, 600 вместо 590.</text:p>
      <text:list text:style-name="L9">
        <text:list-item>
          <text:p text:style-name="P21"><text:span text:style-name="Strong_20_Emphasis"><text:span text:style-name="T1">Используем Словарь:</text:span></text:span> <text:span text:style-name="T1">response</text:span>, <text:span text:style-name="T1">result</text:span>, <text:span text:style-name="T1">incorrect</text:span>, <text:span text:style-name="T1">code</text:span>, <text:span text:style-name="T1">to return</text:span>.</text:p>
        </text:list-item>
        <text:list-item>
          <text:p text:style-name="P21"><text:span text:style-name="Strong_20_Emphasis"><text:span text:style-name="T1">Выбираем Шаблон 4:</text:span></text:span> <text:span text:style-name="T1">The [NOUN] provides [INCORRECT] instead of the expected [CORRECT].</text:span></text:p>
        </text:list-item>
        <text:list-item>
          <text:p text:style-name="P21"><text:span text:style-name="Strong_20_Emphasis"><text:span text:style-name="T1">Собираем предложение:</text:span></text:span> <text:span text:style-name="T1">The response provides an incorrect result (600) instead of the expected 590.</text:span></text:p>
          <text:list>
            <text:list-item>
              <text:p text:style-name="P22"><text:span text:style-name="Emphasis"><text:span text:style-name="T1">Вариант:</text:span></text:span> <text:span text:style-name="T1">The code returns 600 instead of the correct result 590.</text:span></text:p>
            </text:list-item>
          </text:list>
        </text:list-item>
      </text:list>
      <text:p text:style-name="P1"><text:span text:style-name="Strong_20_Emphasis"><text:span text:style-name="T1">Ошибка №2:</text:span></text:span> Модель не увидела баг с пробелами.</text:p>
      <text:list text:style-name="L10">
        <text:list-item>
          <text:p text:style-name="P23"><text:span text:style-name="Strong_20_Emphasis"><text:span text:style-name="T1">Используем Словарь:</text:span></text:span> <text:span text:style-name="T1">model</text:span>, <text:span text:style-name="T1">to fail to</text:span>, <text:span text:style-name="T1">to identify</text:span>, <text:span text:style-name="T1">logical flaw</text:span>, <text:span text:style-name="T1">bug</text:span>, <text:span text:style-name="T1">code</text:span>.</text:p>
        </text:list-item>
        <text:list-item>
          <text:p text:style-name="P23"><text:soft-page-break/><text:span text:style-name="Strong_20_Emphasis"><text:span text:style-name="T1">Выбираем Шаблон 5:</text:span></text:span> <text:span text:style-name="T1">The model failed to [VERB] [NOUN].</text:span></text:p>
        </text:list-item>
        <text:list-item>
          <text:p text:style-name="P23"><text:span text:style-name="Strong_20_Emphasis"><text:span text:style-name="T1">Собираем предложение:</text:span></text:span> <text:span text:style-name="T1">The model failed to identify a major logical flaw in the code.</text:span></text:p>
          <text:list>
            <text:list-item>
              <text:p text:style-name="P24"><text:span text:style-name="Emphasis"><text:span text:style-name="T1">Добавим деталей по Шаблону 3:</text:span></text:span> <text:span text:style-name="T1">...the function incorrectly returns 0 for strings with spaces.</text:span></text:p>
            </text:list-item>
          </text:list>
        </text:list-item>
      </text:list>
      <text:p text:style-name="P1"><text:span text:style-name="Strong_20_Emphasis"><text:span text:style-name="T1">Ваша задача:</text:span></text:span></text:p>
      <text:list text:style-name="L11">
        <text:list-item>
          <text:p text:style-name="P25"><text:span text:style-name="Strong_20_Emphasis"><text:span text:style-name="T1">Выучите Словарь.</text:span></text:span> Распечатайте или сделайте карточки.</text:p>
        </text:list-item>
        <text:list-item>
          <text:p text:style-name="P25"><text:span text:style-name="Strong_20_Emphasis"><text:span text:style-name="T1">Выучите 5 Шаблонов.</text:span></text:span> Поймите их структуру.</text:p>
        </text:list-item>
        <text:list-item>
          <text:p text:style-name="P26"><text:span text:style-name="Strong_20_Emphasis"><text:span text:style-name="T1">Практикуйтесь.</text:span></text:span> Берите любой код, придумывайте ошибку и описывайте ее, комбинируя Словарь и Шаблоны.</text:p>
        </text:list-item>
      </text:list>
      <text:p text:style-name="P1">Это ваш "математический аппарат" для английского языка в QA. Он покроет 95% ваших нужд. У вас все получится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1:40:56.051464800</meta:creation-date>
    <dc:date>2026-02-25T11:42:09.910036000</dc:date>
    <meta:editing-duration>PT1M14S</meta:editing-duration>
    <meta:editing-cycles>1</meta:editing-cycles>
    <meta:document-statistic meta:table-count="0" meta:image-count="0" meta:object-count="0" meta:page-count="4" meta:paragraph-count="87" meta:word-count="695" meta:character-count="4442" meta:non-whitespace-character-count="3898"/>
    <meta:generator>LibreOffice/26.2.0.3$Windows_X86_64 LibreOffice_project/620$Build-3</meta:generator>
  </office:meta>
</office:document-meta>
</file>